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peau de pêche sous<text:line-break/>le velours les rides<text:line-break/>bleus et blets contre<text:line-break/>la caresse<text:line-break/>de l'osier<text:line-break/>que ferais-je de ces<text:line-break/>que ferais-je de ses pensées qui m’assaillent<text:line-break/>et se révèlent<text:line-break/>illusoire dénotation<text:line-break/>cette conne m'ôte l'attention<text:line-break/>comme monte la tension<text:line-break/>cheveux humides de pluies<text:line-break/>épaules nues jambes nues cuisses nues<text:line-break/>vastes étendues de peau blanche<text:line-break/>encerclant une étroite bande de tissus<text:line-break/>noir<text:line-break/>comme le crayon soutenant les yeux<text:line-break/>comme ce crayon épaissi par l'averse<text:line-break/>entre les rayons elle traverse<text:line-break/>le supermarché<text:line-break/>comme tout le monde<text:line-break/>entre une journée de travail et une journée<text:line-break/>de travail<text:line-break/>elle sillonne<text:line-break/>avec insolence à mes yeux<text:line-break/>tout naturellement entre les portillons<text:line-break/>de son emploi du temps</text:p>
      <text:p text:style-name="Standard_20_gauche"/>
      <text:p text:style-name="Standard_20_gauche">poids du temps</text:p>
      <text:p text:style-name="Standard_20_gauche"/>
      <text:p text:style-name="Standard_20_gauche">21 secondes environ<text:line-break/>3 pensées d'autres préoccupations<text:line-break/>des vies qui ne se croisent pas<text:line-break/>qui ne s'effleurent pas même<text:line-break/>sorti sans ma liste à commission<text:line-break/>rien oublié voilà l'essentiel<text:line-break/>reparti dans ma direction<text:line-break/>encombré d'une image<text:line-break/>de sensations et du trouble<text:line-break/>qui se perd les pied dans la couleur<text:line-break/>des qualificatifs<text:line-break/>des mots qui me viennent<text:line-break/>alors que je marche sous la pluie<text:line-break/>des yogourts des mouchoirs en papier dans mon sac<text:line-break/>entre un jeune Rom assis dans un coin sec<text:line-break/>et une pelleteuse mécanique défonçant le trottoir<text:line-break/>mais que ferais-je de ses<text:line-break/>oui que ferais-je de ces pensées préfabriquées<text:line-break/>tout un métier que de les repérer<text:line-break/>les décortiquer les dépecer observer les fils<text:line-break/>les nœuds les articulations<text:line-break/>et chercher sans avoir l'air<text:line-break/>une configuration peut-être pas nouvelle<text:line-break/>peut-être pas originale<text:line-break/>mais comme une fenêtre ouverte<text:line-break/>aux courants d'airs<text:line-break/>à la fraîcheur d'un premier soir d'été<text:line-break/>sous la plu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32_reconfiguration<text:tab/><text:tab/><text:date style:data-style-name="N106" text:date-value="2011-06-22T19:22:05" text:fixed="true">mercredi, 22 juin 2011</text:date></text:p>
      </style:header>
      <style:footer>
        <text:p text:style-name="Footer"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22T19:22:05</meta:creation-date>
    <dc:title>prise2notes</dc:title>
    <meta:editing-duration>PT50M40S</meta:editing-duration>
    <meta:editing-cycles>8</meta:editing-cycles>
    <meta:generator>LibreOffice/3.3$Linux LibreOffice_project/330m19$Build-202</meta:generator>
    <meta:initial-creator>iGor </meta:initial-creator>
    <dc:date>2011-06-22T20:27:56</dc:date>
    <dc:creator>iGor </dc:creator>
    <meta:document-statistic meta:table-count="0" meta:image-count="0" meta:object-count="0" meta:page-count="1" meta:paragraph-count="5" meta:word-count="270" meta:character-count="1631"/>
    <meta:template xlink:type="simple" xlink:actuate="onRequest" xlink:title="prise2notes" xlink:href="../../../../../Modèles/prise2notes.ott" meta:date="2011-06-22T19:22:04"/>
  </office:meta>
</office:document-meta>
</file>